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AxisScorer.indexIsValid( int i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hildAxisScorer.collect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Query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ildAxisScorer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ildAxisQuery.matchesAnyChild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ildrenCalculator.SimpleChildrenCalculator( IndexReader reader , HierarchyResolver h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Query.ChildAxisQuery( ItemStateManager itemMgr , Query context , Name nameTest , IndexFormatVersion version , NamespaceMappings ns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Query.execute( JackrabbitIndexSearcher searcher , SessionImpl session , Sort s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ildAxisQuery.getContex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ildrenCalculator.collectContextHit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ierarchyResolvingChildrenCalculator.collectContextHit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Query.rewrite( Index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ierarchyResolvingChildrenCalculator.HierarchyResolvingChildrenCalculator( IndexReader reader , HierarchyResolver h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Query.toString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ildAxisWeight.ChildAxis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Scorer.ChildAxisScorer( Similarity similarity , IndexReader reader , HierarchyResolver h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Axis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Scorer.calculateChildre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hildAxisScor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erarchyResolvingChildrenCalculator.getHi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ildAxisQuery.getNam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Weight.scorer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ChildrenCalculator.getHi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hildrenCalculator.ChildrenCalculator( IndexReader reader , HierarchyResolver h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AxisQuery.ChildAxisQuery( ItemStateManager itemMgr , Query context , Name nameTest , int position , IndexFormatVersion version , NamespaceMappings ns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ildAxis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Axis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